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9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style-name="ce1"/>
          <table:table-cell office:value-type="float" office:value="90">
            <text:p>90</text:p>
          </table:table-cell>
          <table:table-cell table:formula="of:=[.B12]/[.B1]" office:value-type="float" office:value="10">
            <text:p>10</text:p>
          </table:table-cell>
          <table:table-cell table:formula="of:=POWER([.C12];1/[.A4])" office:value-type="float" office:value="10">
            <text:p>10</text:p>
          </table:table-cell>
          <table:table-cell table:number-columns-repeated="6"/>
        </table:table-row>
        <table:table-row table:style-name="ro2">
          <table:table-cell table:style-name="ce1"/>
          <table:table-cell table:formula="of:=POWER([.B12];1/[.A4])" office:value-type="float" office:value="90">
            <text:p>90</text:p>
          </table:table-cell>
          <table:table-cell table:number-columns-repeated="8"/>
        </table:table-row>
        <table:table-row table:style-name="ro2">
          <table:table-cell table:style-name="ce1"/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B16]-[.B15]" office:value-type="float" office:value="5">
            <text:p>5</text:p>
          </table:table-cell>
          <table:table-cell table:formula="of:=[.C16]-[.C15]" office:value-type="float" office:value="2">
            <text:p>2</text:p>
          </table:table-cell>
          <table:table-cell/>
          <table:table-cell table:formula="of:=[.A16]+1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formula="of:=[.A15]/[.E1]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17]-[.B16]" office:value-type="float" office:value="7">
            <text:p>7</text:p>
          </table:table-cell>
          <table:table-cell table:formula="of:=[.C17]-[.C16]"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B18]-[.B17]" office:value-type="float" office:value="9">
            <text:p>9</text:p>
          </table:table-cell>
          <table:table-cell table:formula="of:=[.C18]-[.C17]"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[.B19]-[.B18]" office:value-type="float" office:value="11">
            <text:p>11</text:p>
          </table:table-cell>
          <table:table-cell table:formula="of:=[.C19]-[.C18]"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[.B20]-[.B19]" office:value-type="float" office:value="13">
            <text:p>13</text:p>
          </table:table-cell>
          <table:table-cell table:formula="of:=[.C20]-[.C19]"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[.B21]-[.B20]" office:value-type="float" office:value="15">
            <text:p>15</text:p>
          </table:table-cell>
          <table:table-cell table:formula="of:=[.C21]-[.C20]"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63">
            <text:p>63</text:p>
          </table:table-cell>
          <table:table-cell table:formula="of:=[.B22]-[.B21]" office:value-type="float" office:value="17">
            <text:p>17</text:p>
          </table:table-cell>
          <table:table-cell table:formula="of:=[.C22]-[.C21]"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float" office:value="80">
            <text:p>80</text:p>
          </table:table-cell>
          <table:table-cell table:formula="of:=[.B23]-[.B22]" office:value-type="float" office:value="19">
            <text:p>19</text:p>
          </table:table-cell>
          <table:table-cell table:number-columns-repeated="7"/>
        </table:table-row>
        <table:table-row table:style-name="ro2">
          <table:table-cell/>
          <table:table-cell office:value-type="float" office:value="99">
            <text:p>99</text:p>
          </table:table-cell>
          <table:table-cell table:number-columns-repeated="8"/>
        </table:table-row>
        <table:table-row table:style-name="ro2">
          <table:table-cell/>
          <table:table-cell table:formula="of:=SUM([.B15:.B23])" office:value-type="float" office:value="375">
            <text:p>375</text:p>
          </table:table-cell>
          <table:table-cell table:formula="of:=[.B24]/[.B1]" office:value-type="float" office:value="41.6666666666667">
            <text:p>41,6666666667</text:p>
          </table:table-cell>
          <table:table-cell table:formula="of:=POWER([.C24];1/[.A16])" office:value-type="float" office:value="6.45497224367903">
            <text:p>6,4549722437</text:p>
          </table:table-cell>
          <table:table-cell table:number-columns-repeated="6"/>
        </table:table-row>
        <table:table-row table:style-name="ro2">
          <table:table-cell/>
          <table:table-cell table:formula="of:=POWER([.B24];1/[.A16])" office:value-type="float" office:value="19.3649167310371">
            <text:p>19,36491673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B28]-[.B27]" office:value-type="float" office:value="9">
            <text:p>9</text:p>
          </table:table-cell>
          <table:table-cell table:formula="of:=[.C28]-[.C27]" office:value-type="float" office:value="7">
            <text:p>7</text:p>
          </table:table-cell>
          <table:table-cell table:formula="of:=[.D28]-[.D27]" office:value-type="float" office:value="2">
            <text:p>2</text:p>
          </table:table-cell>
          <table:table-cell/>
          <table:table-cell table:formula="of:=[.A28]+1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formula="of:=[.A27]/[.E1]"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B29]-[.B28]" office:value-type="float" office:value="16">
            <text:p>16</text:p>
          </table:table-cell>
          <table:table-cell table:formula="of:=[.C29]-[.C28]" office:value-type="float" office:value="9">
            <text:p>9</text:p>
          </table:table-cell>
          <table:table-cell table:formula="of:=[.D29]-[.D28]"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[.B30]-[.B29]" office:value-type="float" office:value="25">
            <text:p>25</text:p>
          </table:table-cell>
          <table:table-cell table:formula="of:=[.C30]-[.C29]" office:value-type="float" office:value="11">
            <text:p>11</text:p>
          </table:table-cell>
          <table:table-cell table:formula="of:=[.D30]-[.D29]"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formula="of:=[.B31]-[.B30]" office:value-type="float" office:value="36">
            <text:p>36</text:p>
          </table:table-cell>
          <table:table-cell table:formula="of:=[.C31]-[.C30]" office:value-type="float" office:value="13">
            <text:p>13</text:p>
          </table:table-cell>
          <table:table-cell table:formula="of:=[.D31]-[.D30]"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>
            <text:p>90</text:p>
          </table:table-cell>
          <table:table-cell table:formula="of:=[.B32]-[.B31]" office:value-type="float" office:value="49">
            <text:p>49</text:p>
          </table:table-cell>
          <table:table-cell table:formula="of:=[.C32]-[.C31]" office:value-type="float" office:value="15">
            <text:p>15</text:p>
          </table:table-cell>
          <table:table-cell table:formula="of:=[.D32]-[.D31]"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">
            <text:p>139</text:p>
          </table:table-cell>
          <table:table-cell table:formula="of:=[.B33]-[.B32]" office:value-type="float" office:value="64">
            <text:p>64</text:p>
          </table:table-cell>
          <table:table-cell table:formula="of:=[.C33]-[.C32]" office:value-type="float" office:value="17">
            <text:p>17</text:p>
          </table:table-cell>
          <table:table-cell table:formula="of:=[.D33]-[.D32]"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">
            <text:p>203</text:p>
          </table:table-cell>
          <table:table-cell table:formula="of:=[.B34]-[.B33]" office:value-type="float" office:value="81">
            <text:p>81</text:p>
          </table:table-cell>
          <table:table-cell table:formula="of:=[.C34]-[.C33]" office:value-type="float" office:value="19">
            <text:p>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84">
            <text:p>284</text:p>
          </table:table-cell>
          <table:table-cell table:formula="of:=[.B35]-[.B34]" office:value-type="float" office:value="100">
            <text:p>1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4">
            <text:p>384</text:p>
          </table:table-cell>
          <table:table-cell table:number-columns-repeated="8"/>
        </table:table-row>
        <table:table-row table:style-name="ro2">
          <table:table-cell/>
          <table:table-cell table:formula="of:=SUM([.B27:.B35])" office:value-type="float" office:value="1200">
            <text:p>1200</text:p>
          </table:table-cell>
          <table:table-cell table:formula="of:=[.B36]/[.B1]" office:value-type="float" office:value="133.333333333333">
            <text:p>133,3333333333</text:p>
          </table:table-cell>
          <table:table-cell table:formula="of:=POWER([.C36];1/[.A28])" office:value-type="float" office:value="5.10872954929035">
            <text:p>5,1087295493</text:p>
          </table:table-cell>
          <table:table-cell table:number-columns-repeated="6"/>
        </table:table-row>
        <table:table-row table:style-name="ro2">
          <table:table-cell/>
          <table:table-cell table:formula="of:=POWER([.B36];1/[.A28])" office:value-type="float" office:value="10.6265856918261">
            <text:p>10,6265856918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[.B41]-[.B40]" office:value-type="float" office:value="14">
            <text:p>14</text:p>
          </table:table-cell>
          <table:table-cell table:formula="of:=[.C41]-[.C40]" office:value-type="float" office:value="16">
            <text:p>16</text:p>
          </table:table-cell>
          <table:table-cell table:formula="of:=[.D41]-[.D40]" office:value-type="float" office:value="9">
            <text:p>9</text:p>
          </table:table-cell>
          <table:table-cell table:formula="of:=[.E41]-[.E40]" office:value-type="float" office:value="2">
            <text:p>2</text:p>
          </table:table-cell>
          <table:table-cell/>
          <table:table-cell table:formula="of:=[.A41]+1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formula="of:=[.A40]/[.E1]"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[.B42]-[.B41]" office:value-type="float" office:value="30">
            <text:p>30</text:p>
          </table:table-cell>
          <table:table-cell table:formula="of:=[.C42]-[.C41]" office:value-type="float" office:value="25">
            <text:p>25</text:p>
          </table:table-cell>
          <table:table-cell table:formula="of:=[.D42]-[.D41]" office:value-type="float" office:value="11">
            <text:p>11</text:p>
          </table:table-cell>
          <table:table-cell table:formula="of:=[.E42]-[.E41]"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[.B43]-[.B42]" office:value-type="float" office:value="55">
            <text:p>55</text:p>
          </table:table-cell>
          <table:table-cell table:formula="of:=[.C43]-[.C42]" office:value-type="float" office:value="36">
            <text:p>36</text:p>
          </table:table-cell>
          <table:table-cell table:formula="of:=[.D43]-[.D42]" office:value-type="float" office:value="13">
            <text:p>13</text:p>
          </table:table-cell>
          <table:table-cell table:formula="of:=[.E43]-[.E42]"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formula="of:=[.B44]-[.B43]" office:value-type="float" office:value="91">
            <text:p>91</text:p>
          </table:table-cell>
          <table:table-cell table:formula="of:=[.C44]-[.C43]" office:value-type="float" office:value="49">
            <text:p>49</text:p>
          </table:table-cell>
          <table:table-cell table:formula="of:=[.D44]-[.D43]" office:value-type="float" office:value="15">
            <text:p>15</text:p>
          </table:table-cell>
          <table:table-cell table:formula="of:=[.E44]-[.E43]"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5">
            <text:p>195</text:p>
          </table:table-cell>
          <table:table-cell table:formula="of:=[.B45]-[.B44]" office:value-type="float" office:value="140">
            <text:p>140</text:p>
          </table:table-cell>
          <table:table-cell table:formula="of:=[.C45]-[.C44]" office:value-type="float" office:value="64">
            <text:p>64</text:p>
          </table:table-cell>
          <table:table-cell table:formula="of:=[.D45]-[.D44]" office:value-type="float" office:value="17">
            <text:p>17</text:p>
          </table:table-cell>
          <table:table-cell table:formula="of:=[.E45]-[.E44]" office:value-type="float" office:value="2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5">
            <text:p>335</text:p>
          </table:table-cell>
          <table:table-cell table:formula="of:=[.B46]-[.B45]" office:value-type="float" office:value="204">
            <text:p>204</text:p>
          </table:table-cell>
          <table:table-cell table:formula="of:=[.C46]-[.C45]" office:value-type="float" office:value="81">
            <text:p>81</text:p>
          </table:table-cell>
          <table:table-cell table:formula="of:=[.D46]-[.D45]" office:value-type="float" office:value="19">
            <text:p>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9">
            <text:p>539</text:p>
          </table:table-cell>
          <table:table-cell table:formula="of:=[.B47]-[.B46]" office:value-type="float" office:value="285">
            <text:p>285</text:p>
          </table:table-cell>
          <table:table-cell table:formula="of:=[.C47]-[.C46]" office:value-type="float" office:value="100">
            <text:p>1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824">
            <text:p>824</text:p>
          </table:table-cell>
          <table:table-cell table:formula="of:=[.B48]-[.B47]" office:value-type="float" office:value="385">
            <text:p>3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09">
            <text:p>1209</text:p>
          </table:table-cell>
          <table:table-cell table:number-columns-repeated="8"/>
        </table:table-row>
        <table:table-row table:style-name="ro2">
          <table:table-cell/>
          <table:table-cell table:formula="of:=SUM([.B40:.B48])" office:value-type="float" office:value="3279">
            <text:p>3279</text:p>
          </table:table-cell>
          <table:table-cell table:formula="of:=[.B49]/[.B1]" office:value-type="float" office:value="364.333333333333">
            <text:p>364,3333333333</text:p>
          </table:table-cell>
          <table:table-cell table:formula="of:=POWER([.C49];1/[.A41])" office:value-type="float" office:value="4.36892638256745">
            <text:p>4,3689263826</text:p>
          </table:table-cell>
          <table:table-cell table:number-columns-repeated="6"/>
        </table:table-row>
        <table:table-row table:style-name="ro3">
          <table:table-cell/>
          <table:table-cell table:formula="of:=POWER([.B49];1/[.A41])" office:value-type="float" office:value="7.56720246913492">
            <text:p>7,567202469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[.B53]-[.B52]" office:value-type="float" office:value="20">
            <text:p>20</text:p>
          </table:table-cell>
          <table:table-cell table:formula="of:=[.C53]-[.C52]" office:value-type="float" office:value="30">
            <text:p>30</text:p>
          </table:table-cell>
          <table:table-cell table:formula="of:=[.D53]-[.D52]" office:value-type="float" office:value="25">
            <text:p>25</text:p>
          </table:table-cell>
          <table:table-cell table:formula="of:=[.E53]-[.E52]" office:value-type="float" office:value="11">
            <text:p>11</text:p>
          </table:table-cell>
          <table:table-cell table:formula="of:=[.F53]-[.F52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[.A52]/[.E1]"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[.B54]-[.B53]" office:value-type="float" office:value="50">
            <text:p>50</text:p>
          </table:table-cell>
          <table:table-cell table:formula="of:=[.C54]-[.C53]" office:value-type="float" office:value="55">
            <text:p>55</text:p>
          </table:table-cell>
          <table:table-cell table:formula="of:=[.D54]-[.D53]" office:value-type="float" office:value="36">
            <text:p>36</text:p>
          </table:table-cell>
          <table:table-cell table:formula="of:=[.E54]-[.E53]" office:value-type="float" office:value="13">
            <text:p>13</text:p>
          </table:table-cell>
          <table:table-cell table:formula="of:=[.F54]-[.F53]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6">
            <text:p>76</text:p>
          </table:table-cell>
          <table:table-cell table:formula="of:=[.B55]-[.B54]" office:value-type="float" office:value="105">
            <text:p>105</text:p>
          </table:table-cell>
          <table:table-cell table:formula="of:=[.C55]-[.C54]" office:value-type="float" office:value="91">
            <text:p>91</text:p>
          </table:table-cell>
          <table:table-cell table:formula="of:=[.D55]-[.D54]" office:value-type="float" office:value="49">
            <text:p>49</text:p>
          </table:table-cell>
          <table:table-cell table:formula="of:=[.E55]-[.E54]" office:value-type="float" office:value="15">
            <text:p>15</text:p>
          </table:table-cell>
          <table:table-cell table:formula="of:=[.F55]-[.F54]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1">
            <text:p>181</text:p>
          </table:table-cell>
          <table:table-cell table:formula="of:=[.B56]-[.B55]" office:value-type="float" office:value="196">
            <text:p>196</text:p>
          </table:table-cell>
          <table:table-cell table:formula="of:=[.C56]-[.C55]" office:value-type="float" office:value="140">
            <text:p>140</text:p>
          </table:table-cell>
          <table:table-cell table:formula="of:=[.D56]-[.D55]" office:value-type="float" office:value="64">
            <text:p>64</text:p>
          </table:table-cell>
          <table:table-cell table:formula="of:=[.E56]-[.E55]" office:value-type="float" office:value="17">
            <text:p>17</text:p>
          </table:table-cell>
          <table:table-cell table:formula="of:=[.F56]-[.F55]"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7">
            <text:p>377</text:p>
          </table:table-cell>
          <table:table-cell table:formula="of:=[.B57]-[.B56]" office:value-type="float" office:value="336">
            <text:p>336</text:p>
          </table:table-cell>
          <table:table-cell table:formula="of:=[.C57]-[.C56]" office:value-type="float" office:value="204">
            <text:p>204</text:p>
          </table:table-cell>
          <table:table-cell table:formula="of:=[.D57]-[.D56]" office:value-type="float" office:value="81">
            <text:p>81</text:p>
          </table:table-cell>
          <table:table-cell table:formula="of:=[.E57]-[.E56]" office:value-type="float" office:value="19">
            <text:p>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3">
            <text:p>713</text:p>
          </table:table-cell>
          <table:table-cell table:formula="of:=[.B58]-[.B57]" office:value-type="float" office:value="540">
            <text:p>540</text:p>
          </table:table-cell>
          <table:table-cell table:formula="of:=[.C58]-[.C57]" office:value-type="float" office:value="285">
            <text:p>285</text:p>
          </table:table-cell>
          <table:table-cell table:formula="of:=[.D58]-[.D57]"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3">
            <text:p>1253</text:p>
          </table:table-cell>
          <table:table-cell table:formula="of:=[.B59]-[.B58]" office:value-type="float" office:value="825">
            <text:p>825</text:p>
          </table:table-cell>
          <table:table-cell table:formula="of:=[.C59]-[.C58]" office:value-type="float" office:value="385">
            <text:p>3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78">
            <text:p>2078</text:p>
          </table:table-cell>
          <table:table-cell table:formula="of:=[.B60]-[.B59]" office:value-type="float" office:value="1210">
            <text:p>121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88">
            <text:p>3288</text:p>
          </table:table-cell>
          <table:table-cell table:number-columns-repeated="8"/>
        </table:table-row>
        <table:table-row table:style-name="ro2">
          <table:table-cell/>
          <table:table-cell table:formula="of:=SUM([.B52:.B60])" office:value-type="float" office:value="7998">
            <text:p>7998</text:p>
          </table:table-cell>
          <table:table-cell table:formula="of:=[.B61]/[.B1]" office:value-type="float" office:value="888.666666666667">
            <text:p>888,6666666667</text:p>
          </table:table-cell>
          <table:table-cell table:formula="of:=POWER([.C61];1/[.A53])" office:value-type="float" office:value="3.8881926777864">
            <text:p>3,8881926778</text:p>
          </table:table-cell>
          <table:table-cell table:number-columns-repeated="6"/>
        </table:table-row>
        <table:table-row table:style-name="ro2">
          <table:table-cell/>
          <table:table-cell table:formula="of:=POWER([.B61];1/[.A53])" office:value-type="float" office:value="6.03387459755293">
            <text:p>6,0338745976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007">
            <text:p>8007</text:p>
          </table:table-cell>
          <table:table-cell table:number-columns-repeated="8"/>
        </table:table-row>
        <table:table-row table:style-name="ro2">
          <table:table-cell table:formula="of:=[.A64]/10" office:value-type="float" office:value="6">
            <text:p>6</text:p>
          </table:table-cell>
          <table:table-cell office:value-type="float" office:value="4718">
            <text:p>4718</text:p>
          </table:table-cell>
          <table:table-cell table:number-columns-repeated="8"/>
        </table:table-row>
        <table:table-row table:style-name="ro2">
          <table:table-cell/>
          <table:table-cell office:value-type="float" office:value="2639">
            <text:p>263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85">
            <text:p>1385</text:p>
          </table:table-cell>
          <table:table-cell table:number-columns-repeated="8"/>
        </table:table-row>
        <table:table-row table:style-name="ro2">
          <table:table-cell/>
          <table:table-cell office:value-type="float" office:value="671">
            <text:p>6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93">
            <text:p>29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1">
            <text:p>111</text:p>
          </table:table-cell>
          <table:table-cell table:number-columns-repeated="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865">
            <text:p>17865</text:p>
          </table:table-cell>
          <table:table-cell table:formula="of:=[.B73]/9" office:value-type="float" office:value="1985">
            <text:p>1985</text:p>
          </table:table-cell>
          <table:table-cell table:formula="of:=POWER([.C73];1/[.A65])" office:value-type="float" office:value="3.54508580966409">
            <text:p>3,5450858097</text:p>
          </table:table-cell>
          <table:table-cell table:number-columns-repeated="6"/>
        </table:table-row>
        <table:table-row table:style-name="ro2">
          <table:table-cell/>
          <table:table-cell table:formula="of:=POWER([.B73];1/[.A65])" office:value-type="float" office:value="5.11289848569093">
            <text:p>5,1128984857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7874">
            <text:p>17874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866">
            <text:p>98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5147">
            <text:p>51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2507">
            <text:p>250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21">
            <text:p>1121</text:p>
          </table:table-cell>
          <table:table-cell table:number-columns-repeated="8"/>
        </table:table-row>
        <table:table-row table:style-name="ro2">
          <table:table-cell/>
          <table:table-cell office:value-type="float" office:value="449">
            <text:p>4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5">
            <text:p>1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/>
          <table:table-cell office:value-type="float" office:value="37170">
            <text:p>37170</text:p>
          </table:table-cell>
          <table:table-cell table:formula="of:=[.B85]/9" office:value-type="float" office:value="4130">
            <text:p>4130</text:p>
          </table:table-cell>
          <table:table-cell table:formula="of:=POWER([.C85];1/[.A77])" office:value-type="float" office:value="3.28521875186613">
            <text:p>3,2852187519</text:p>
          </table:table-cell>
          <table:table-cell table:number-columns-repeated="6"/>
        </table:table-row>
        <table:table-row table:style-name="ro2">
          <table:table-cell/>
          <table:table-cell table:formula="of:=POWER([.B85];1/[.A77])" office:value-type="float" office:value="4.49660409433471">
            <text:p>4,4966040943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179">
            <text:p>37179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304">
            <text:p>19304</text:p>
          </table:table-cell>
          <table:table-cell table:number-columns-repeated="8"/>
        </table:table-row>
        <table:table-row table:style-name="ro2">
          <table:table-cell/>
          <table:table-cell office:value-type="float" office:value="9437">
            <text:p>94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4289">
            <text:p>428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81">
            <text:p>17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659">
            <text:p>659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/>
          <table:table-cell office:value-type="float" office:value="72920">
            <text:p>72920</text:p>
          </table:table-cell>
          <table:table-cell table:formula="of:=[.B96]/9" office:value-type="float" office:value="8102.22222222222">
            <text:p>8102,2222222222</text:p>
          </table:table-cell>
          <table:table-cell table:formula="of:=POWER([.C96];1/[.A89])" office:value-type="float" office:value="3.08017590211821">
            <text:p>3,0801759021</text:p>
          </table:table-cell>
          <table:table-cell table:number-columns-repeated="6"/>
        </table:table-row>
        <table:table-row table:style-name="ro2">
          <table:table-cell/>
          <table:table-cell table:formula="of:=POWER([.B96];1/[.A89])" office:value-type="float" office:value="4.05373946010027">
            <text:p>4,053739460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929">
            <text:p>72929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749">
            <text:p>357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6444">
            <text:p>16444</text:p>
          </table:table-cell>
          <table:table-cell table:number-columns-repeated="8"/>
        </table:table-row>
        <table:table-row table:style-name="ro2">
          <table:table-cell/>
          <table:table-cell office:value-type="float" office:value="7006">
            <text:p>70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2716">
            <text:p>2716</text:p>
          </table:table-cell>
          <table:table-cell table:number-columns-repeated="8"/>
        </table:table-row>
        <table:table-row table:style-name="ro2">
          <table:table-cell/>
          <table:table-cell office:value-type="float" office:value="934">
            <text:p>934</text:p>
          </table:table-cell>
          <table:table-cell table:number-columns-repeated="8"/>
        </table:table-row>
        <table:table-row table:style-name="ro2">
          <table:table-cell/>
          <table:table-cell office:value-type="float" office:value="274">
            <text:p>274</text:p>
          </table:table-cell>
          <table:table-cell table:number-columns-repeated="8"/>
        </table:table-row>
        <table:table-row table:style-name="ro2">
          <table:table-cell/>
          <table:table-cell office:value-type="float" office:value="64">
            <text:p>6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6126">
            <text:p>136126</text:p>
          </table:table-cell>
          <table:table-cell table:formula="of:=[.B108]/9" office:value-type="float" office:value="15125.1111111111">
            <text:p>15125,1111111111</text:p>
          </table:table-cell>
          <table:table-cell table:formula="of:=POWER([.C108];1/[.A100])" office:value-type="float" office:value="2.91347269760687">
            <text:p>2,9134726976</text:p>
          </table:table-cell>
          <table:table-cell table:number-columns-repeated="6"/>
        </table:table-row>
        <table:table-row table:style-name="ro2">
          <table:table-cell/>
          <table:table-cell table:formula="of:=POWER([.B108];1/[.A100])" office:value-type="float" office:value="3.71910036142496">
            <text:p>3,7191003614</text:p>
          </table:table-cell>
          <table:table-cell table:number-columns-repeated="8"/>
        </table:table-row>
        <table:table-row table:style-name="ro4"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formula="of:=[.B112]-[.B111]" office:value-type="float" office:value="65">
            <text:p>65</text:p>
          </table:table-cell>
          <table:table-cell table:formula="of:=[.C112]-[.C111]" office:value-type="float" office:value="210">
            <text:p>210</text:p>
          </table:table-cell>
          <table:table-cell table:formula="of:=[.D112]-[.D111]" office:value-type="float" office:value="450">
            <text:p>450</text:p>
          </table:table-cell>
          <table:table-cell table:formula="of:=[.E112]-[.E111]" office:value-type="float" office:value="672">
            <text:p>672</text:p>
          </table:table-cell>
          <table:table-cell table:formula="of:=[.F112]-[.F111]" office:value-type="float" office:value="714">
            <text:p>714</text:p>
          </table:table-cell>
          <table:table-cell table:formula="of:=[.G112]-[.G111]" office:value-type="float" office:value="540">
            <text:p>540</text:p>
          </table:table-cell>
          <table:table-cell table:formula="of:=[.H112]-[.H111]" office:value-type="float" office:value="285">
            <text:p>285</text:p>
          </table:table-cell>
          <table:table-cell table:formula="of:=[.I112]-[.I111]" office:value-type="float" office:value="100">
            <text:p>100</text:p>
          </table:table-cell>
        </table:table-row>
        <table:table-row table:style-name="ro2">
          <table:table-cell table:formula="of:=[.A111]/[.E1]" office:value-type="float" office:value="10">
            <text:p>10</text:p>
          </table:table-cell>
          <table:table-cell office:value-type="float" office:value="76">
            <text:p>76</text:p>
          </table:table-cell>
          <table:table-cell table:formula="of:=[.B113]-[.B112]" office:value-type="float" office:value="275">
            <text:p>275</text:p>
          </table:table-cell>
          <table:table-cell table:formula="of:=[.C113]-[.C112]" office:value-type="float" office:value="660">
            <text:p>660</text:p>
          </table:table-cell>
          <table:table-cell table:formula="of:=[.D113]-[.D112]" office:value-type="float" office:value="1122">
            <text:p>1122</text:p>
          </table:table-cell>
          <table:table-cell table:formula="of:=[.E113]-[.E112]" office:value-type="float" office:value="1386">
            <text:p>1386</text:p>
          </table:table-cell>
          <table:table-cell table:formula="of:=[.F113]-[.F112]" office:value-type="float" office:value="1254">
            <text:p>1254</text:p>
          </table:table-cell>
          <table:table-cell table:formula="of:=[.G113]-[.G112]" office:value-type="float" office:value="825">
            <text:p>825</text:p>
          </table:table-cell>
          <table:table-cell table:formula="of:=[.H113]-[.H112]" office:value-type="float" office:value="385">
            <text:p>385</text:p>
          </table:table-cell>
          <table:table-cell/>
        </table:table-row>
        <table:table-row table:style-name="ro2">
          <table:table-cell/>
          <table:table-cell office:value-type="float" office:value="351">
            <text:p>351</text:p>
          </table:table-cell>
          <table:table-cell table:formula="of:=[.B114]-[.B113]" office:value-type="float" office:value="935">
            <text:p>935</text:p>
          </table:table-cell>
          <table:table-cell table:formula="of:=[.C114]-[.C113]" office:value-type="float" office:value="1782">
            <text:p>1782</text:p>
          </table:table-cell>
          <table:table-cell table:formula="of:=[.D114]-[.D113]" office:value-type="float" office:value="2508">
            <text:p>2508</text:p>
          </table:table-cell>
          <table:table-cell table:formula="of:=[.E114]-[.E113]" office:value-type="float" office:value="2640">
            <text:p>2640</text:p>
          </table:table-cell>
          <table:table-cell table:formula="of:=[.F114]-[.F113]" office:value-type="float" office:value="2079">
            <text:p>2079</text:p>
          </table:table-cell>
          <table:table-cell table:formula="of:=[.G114]-[.G113]" office:value-type="float" office:value="1210">
            <text:p>12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86">
            <text:p>1286</text:p>
          </table:table-cell>
          <table:table-cell table:formula="of:=[.B115]-[.B114]" office:value-type="float" office:value="2717">
            <text:p>2717</text:p>
          </table:table-cell>
          <table:table-cell table:formula="of:=[.C115]-[.C114]" office:value-type="float" office:value="4290">
            <text:p>4290</text:p>
          </table:table-cell>
          <table:table-cell table:formula="of:=[.D115]-[.D114]" office:value-type="float" office:value="5148">
            <text:p>5148</text:p>
          </table:table-cell>
          <table:table-cell table:formula="of:=[.E115]-[.E114]" office:value-type="float" office:value="4719">
            <text:p>4719</text:p>
          </table:table-cell>
          <table:table-cell table:formula="of:=[.F115]-[.F114]" office:value-type="float" office:value="3289">
            <text:p>3289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3">
            <text:p>4003</text:p>
          </table:table-cell>
          <table:table-cell table:formula="of:=[.B116]-[.B115]" office:value-type="float" office:value="7007">
            <text:p>7007</text:p>
          </table:table-cell>
          <table:table-cell table:formula="of:=[.C116]-[.C115]" office:value-type="float" office:value="9438">
            <text:p>9438</text:p>
          </table:table-cell>
          <table:table-cell table:formula="of:=[.D116]-[.D115]" office:value-type="float" office:value="9867">
            <text:p>9867</text:p>
          </table:table-cell>
          <table:table-cell table:formula="of:=[.E116]-[.E115]" office:value-type="float" office:value="8008">
            <text:p>8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10">
            <text:p>11010</text:p>
          </table:table-cell>
          <table:table-cell table:formula="of:=[.B117]-[.B116]" office:value-type="float" office:value="16445">
            <text:p>16445</text:p>
          </table:table-cell>
          <table:table-cell table:formula="of:=[.C117]-[.C116]" office:value-type="float" office:value="19305">
            <text:p>19305</text:p>
          </table:table-cell>
          <table:table-cell table:formula="of:=[.D117]-[.D116]" office:value-type="float" office:value="17875">
            <text:p>1787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455">
            <text:p>27455</text:p>
          </table:table-cell>
          <table:table-cell table:formula="of:=[.B118]-[.B117]" office:value-type="float" office:value="35750">
            <text:p>35750</text:p>
          </table:table-cell>
          <table:table-cell table:formula="of:=[.C118]-[.C117]" office:value-type="float" office:value="37180">
            <text:p>37180</text:p>
          </table:table-cell>
          <table:table-cell table:number-columns-repeated="6"/>
        </table:table-row>
        <table:table-row table:style-name="ro2">
          <table:table-cell/>
          <table:table-cell office:value-type="float" office:value="63205">
            <text:p>63205</text:p>
          </table:table-cell>
          <table:table-cell table:formula="of:=[.B119]-[.B118]" office:value-type="float" office:value="72930">
            <text:p>729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6135">
            <text:p>136135</text:p>
          </table:table-cell>
          <table:table-cell table:number-columns-repeated="8"/>
        </table:table-row>
        <table:table-row table:style-name="ro2">
          <table:table-cell/>
          <table:table-cell table:formula="of:=SUM([.B111:.B119])" office:value-type="float" office:value="243532">
            <text:p>243532</text:p>
          </table:table-cell>
          <table:table-cell table:formula="of:=[.B120]/9" office:value-type="float" office:value="27059.1111111111">
            <text:p>27059,1111111111</text:p>
          </table:table-cell>
          <table:table-cell table:formula="of:=POWER([.C120];1/[.A112])" office:value-type="float" office:value="2.77479787091948">
            <text:p>2,7747978709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2">
          <table:table-cell/>
          <table:table-cell table:formula="of:=POWER([.B120];1/[.A112])" office:value-type="float" office:value="3.45665155898366">
            <text:p>3,456651559</text:p>
          </table:table-cell>
          <table:table-cell table:number-columns-repeated="8"/>
        </table:table-row>
        <table:table-row table:style-name="ro4" table:number-rows-repeated="2"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formula="of:=[.B13]" office:value-type="float" office:value="90">
            <text:p>9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formula="of:=[.B25]" office:value-type="float" office:value="19.3649167310371">
            <text:p>19,364916731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formula="of:=[.B37]" office:value-type="float" office:value="10.6265856918261">
            <text:p>10,6265856918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formula="of:=[.B50]" office:value-type="float" office:value="7.56720246913492">
            <text:p>7,5672024691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formula="of:=[.B62]" office:value-type="float" office:value="6.03387459755293">
            <text:p>6,0338745976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formula="of:=[.B74]" office:value-type="float" office:value="5.11289848569093">
            <text:p>5,1128984857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formula="of:=[.B86]" office:value-type="float" office:value="4.49660409433471">
            <text:p>4,4966040943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table:formula="of:=[.B97]" office:value-type="float" office:value="4.05373946010027">
            <text:p>4,0537394601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table:formula="of:=[.B109]" office:value-type="float" office:value="3.71910036142496">
            <text:p>3,7191003614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table:formula="of:=[.B122]" office:value-type="float" office:value="3.45665155898366">
            <text:p>3,456651559</text:p>
          </table:table-cell>
          <table:table-cell table:number-columns-repeated="8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2-10-25T13:42:35</meta:creation-date>
    <dc:date>2012-10-25T14:38:27</dc:date>
    <dc:creator>maxime </dc:creator>
    <meta:editing-duration>PT45M19S</meta:editing-duration>
    <meta:editing-cycles>4</meta:editing-cycles>
    <meta:generator>LibreOffice/3.5$Linux_x86 LibreOffice_project/350m1$Build-2</meta:generator>
    <meta:document-statistic meta:table-count="3" meta:cell-count="304" meta:object-count="0"/>
  </office:meta>
</office:document-meta>
</file>